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ilent Prototype Dev Log — May 24–25, 2025</text:span></text:p>
      <text:p text:style-name="Horizontal_20_Line"/>
      <text:h text:style-name="Heading_20_3" text:outline-level="3">🔁 Repo Refactor &amp; Project Vision Lock-In</text:h>
      <text:list xml:id="list3399379721" text:style-name="L1">
        <text:list-item>
          <text:p text:style-name="P1">Deleted the old main Morpheus repo.</text:p>
        </text:list-item>
        <text:list-item>
          <text:p text:style-name="P1">Created new flagship repo: <text:span text:style-name="Source_20_Text">Silent Prototype Labs</text:span></text:p>
          <text:list>
            <text:list-item>
              <text:p text:style-name="P1">Contains three pillars:</text:p>
              <text:list>
                <text:list-item>
                  <text:p text:style-name="P1"><text:span text:style-name="Source_20_Text">violet__collar--ui/</text:span>: React desktop shell (Violet Collar OS)</text:p>
                </text:list-item>
                <text:list-item>
                  <text:p text:style-name="P1"><text:span text:style-name="Source_20_Text">morpheus__core/</text:span>: Autonomous AI CLI + memory engine</text:p>
                </text:list-item>
                <text:list-item>
                  <text:p text:style-name="P1"><text:span text:style-name="Source_20_Text">install/</text:span>: Setup stack (pip, apt installs)</text:p>
                </text:list-item>
              </text:list>
            </text:list-item>
          </text:list>
        </text:list-item>
        <text:list-item>
          <text:p text:style-name="P1">Wrote and finalized a professional README for the project.</text:p>
        </text:list-item>
        <text:list-item>
          <text:p text:style-name="P1">Solidified the pitch: "Designing AI-powered operating software — OS UI, autonomous logic, full install."</text:p>
        </text:list-item>
        <text:list-item>
          <text:p text:style-name="P1">Clarified Morpheus as powering the OS itself — not just a tool.</text:p>
        </text:list-item>
      </text:list>
      <text:p text:style-name="Horizontal_20_Line"/>
      <text:h text:style-name="Heading_20_3" text:outline-level="3">⚙️ Workflow Automation Demos</text:h>
      <text:list xml:id="list2441657340" text:style-name="L2">
        <text:list-item>
          <text:p text:style-name="P2">Confirmed CLI commands working:</text:p>
          <text:list>
            <text:list-item>
              <text:p text:style-name="P2"><text:span text:style-name="Source_20_Text">spawn--repo</text:span> (generates full repo w/ license)</text:p>
            </text:list-item>
            <text:list-item>
              <text:p text:style-name="P2"><text:span text:style-name="Source_20_Text">add--license</text:span> (hot-swaps license)</text:p>
            </text:list-item>
          </text:list>
        </text:list-item>
        <text:list-item>
          <text:p text:style-name="P2">Planned a screen-recorded demo to show spawning an Apache-licensed repo, deleting, and replacing with MIT in real time.</text:p>
        </text:list-item>
        <text:list-item>
          <text:p text:style-name="P2">Ready to showcase full CLI workflow flex.</text:p>
        </text:list-item>
      </text:list>
      <text:p text:style-name="Horizontal_20_Line"/>
      <text:h text:style-name="Heading_20_3" text:outline-level="3">💻 Violet Collar UI Deployment</text:h>
      <text:list xml:id="list2679968777" text:style-name="L3">
        <text:list-item>
          <text:p text:style-name="P3">Successfully deployed Violet Collar UI via GitHub Pages.</text:p>
        </text:list-item>
        <text:list-item>
          <text:p text:style-name="P3">Icons added (Terminal, Logs, Firewall, Agent) — all interactive.</text:p>
        </text:list-item>
        <text:list-item>
          <text:p text:style-name="P3">Rewrote Violet Collar description in README to position it as the user shell of Morpheus OS.</text:p>
        </text:list-item>
        <text:list-item>
          <text:p text:style-name="P3">Styling consistent with mythic/terminal OS branding.</text:p>
        </text:list-item>
      </text:list>
      <text:p text:style-name="Horizontal_20_Line"/>
      <text:h text:style-name="Heading_20_3" text:outline-level="3">🧪 Testing Morpheus Launch on Linux</text:h>
      <text:list xml:id="list3669453815" text:style-name="L4">
        <text:list-item>
          <text:p text:style-name="P4">Reinstalled Python dependencies line by line:</text:p>
          <text:list>
            <text:list-item>
              <text:p text:style-name="P4"><text:soft-page-break/><text:span text:style-name="Source_20_Text">pip install dotenv openai rich sounddevice numpy pyttsx3 scipy</text:span></text:p>
            </text:list-item>
            <text:list-item>
              <text:p text:style-name="P4"><text:span text:style-name="Source_20_Text">sudo apt install libportaudio2 libportaudio-dev</text:span></text:p>
            </text:list-item>
          </text:list>
        </text:list-item>
        <text:list-item>
          <text:p text:style-name="P4">Created <text:span text:style-name="Source_20_Text">install.txt</text:span> with full dependency list for auto-parsing later.</text:p>
        </text:list-item>
        <text:list-item>
          <text:p text:style-name="P4">Identified that the old <text:span text:style-name="Source_20_Text">main.exe</text:span> call was incompatible — replaced with shell-compatible call or commented out.</text:p>
        </text:list-item>
        <text:list-item>
          <text:p text:style-name="P4">Ran into subprocess issues (missing <text:span text:style-name="Source_20_Text">python</text:span> alias, fixed with <text:span text:style-name="Source_20_Text">python3</text:span>).</text:p>
        </text:list-item>
        <text:list-item>
          <text:p text:style-name="P4">Began successful runs of <text:span text:style-name="Source_20_Text">ui_console.py</text:span> with partial memory, voice, and CLI tools working.</text:p>
        </text:list-item>
      </text:list>
      <text:p text:style-name="Horizontal_20_Line"/>
      <text:h text:style-name="Heading_20_3" text:outline-level="3">🎯 Current Tactical Objectives</text:h>
      <text:list xml:id="list2491023893" text:style-name="L5">
        <text:list-item>
          <text:p text:style-name="P5"/>
        </text:list-item>
      </text:list>
      <text:p text:style-name="Horizontal_20_Line"/>
      <text:p text:style-name="Text_20_body">"I’m not just coding. I’m laying foundations for something that lasts longer than hype."</text:p>
      <text:p text:style-name="Text_20_body">BuiltByWill // Silent Prototyp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20:02:08.856103192</meta:creation-date>
    <dc:date>2025-05-25T20:02:53.793360447</dc:date>
    <meta:editing-duration>PT45S</meta:editing-duration>
    <meta:editing-cycles>1</meta:editing-cycles>
    <meta:document-statistic meta:table-count="0" meta:image-count="0" meta:object-count="0" meta:page-count="2" meta:paragraph-count="34" meta:word-count="293" meta:character-count="1850" meta:non-whitespace-character-count="1615"/>
    <meta:generator>LibreOffice/7.3.7.2$Linux_X86_64 LibreOffice_project/30$Build-2</meta:generator>
  </office:meta>
</office:document-meta>
</file>